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6.548cm"/>
    </style:style>
    <style:style style:name="co4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658cm" fo:break-before="auto" style:use-optimal-row-height="false"/>
    </style:style>
    <style:style style:name="ro7" style:family="table-row">
      <style:table-row-properties style:row-height="2.157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none" fo:border-right="none" fo:border-top="0.08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style:shadow="none" fo:border-top="0.088cm solid #000000"/>
    </style:style>
    <style:style style:name="ce6" style:family="table-cell" style:parent-style-name="Default">
      <style:table-cell-properties fo:border-bottom="none" style:text-align-source="value-type" style:repeat-content="false" fo:border-left="0.088cm solid #000000" fo:border-right="none" fo:border-top="none"/>
      <style:paragraph-properties fo:margin-left="0cm"/>
      <style:text-properties fo:color="#007826"/>
    </style:style>
    <style:style style:name="ce7" style:family="table-cell" style:parent-style-name="Default">
      <style:table-cell-properties fo:border-bottom="none" fo:border-left="0.088cm solid #000000" fo:border-right="none" fo:border-top="0.088cm solid #000000"/>
    </style:style>
    <style:style style:name="ce8" style:family="table-cell" style:parent-style-name="Default" style:data-style-name="N100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none" fo:border-left="0.088cm solid #000000" fo:border-right="none" fo:border-top="none"/>
    </style:style>
    <style:style style:name="ce10" style:family="table-cell" style:parent-style-name="Default">
      <style:table-cell-properties fo:border-bottom="none" fo:wrap-option="wrap" fo:border-left="0.088cm solid #000000" fo:border-right="none" fo:border-top="none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7826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00"/>
    <style:style style:name="ce14" style:family="table-cell" style:parent-style-name="Default">
      <style:text-properties fo:color="#007826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Technologierecherche Big Data Visualisierung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4"/>
          <table:table-cell table:style-name="Default"/>
          <table:table-cell table:number-columns-repeated="6"/>
        </table:table-row>
        <table:table-row table:style-name="ro4">
          <table:table-cell table:style-name="ce2" office:value-type="string">
            <text:p>Importer/Datenspeicherung</text:p>
          </table:table-cell>
          <table:table-cell/>
          <table:table-cell table:style-name="ce6" office:value-type="string">
            <text:p>Apache Cassandra</text:p>
          </table:table-cell>
          <table:table-cell table:style-name="ce11" office:value-type="string">
            <text:p>Apache HBase</text:p>
          </table:table-cell>
          <table:table-cell table:style-name="ce11" office:value-type="string">
            <text:p>Redis</text:p>
          </table:table-cell>
          <table:table-cell table:style-name="ce11" office:value-type="string">
            <text:p>MongoDB</text:p>
          </table:table-cell>
          <table:table-cell table:style-name="ce14" office:value-type="string">
            <text:p>MySQ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Datensammlung</text:p>
          </table:table-cell>
          <table:table-cell table:style-name="ce5"/>
          <table:table-cell table:style-name="ce7"/>
          <table:table-cell table:style-name="ce5" table:number-columns-repeated="6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8" office:value-type="string">
            <text:p>2.1.3</text:p>
          </table:table-cell>
          <table:table-cell office:value-type="string">
            <text:p>2.0.0-SNAPSHOT</text:p>
          </table:table-cell>
          <table:table-cell table:style-name="ce13" office:value-type="string">
            <text:p>2.8.19</text:p>
          </table:table-cell>
          <table:table-cell table:style-name="ce13" office:value-type="string">
            <text:p>3.0.1</text:p>
          </table:table-cell>
          <table:table-cell table:style-name="ce13" office:value-type="string">
            <text:p>5.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rachen</text:p>
          </table:table-cell>
          <table:table-cell table:number-columns-repeated="5" office:value-type="string">
            <text:p>Verschieden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atenbanktyp (RDBMS, NoSQL)</text:p>
          </table:table-cell>
          <table:table-cell office:value-type="string">
            <text:p>NoSQL</text:p>
          </table:table-cell>
          <table:table-cell office:value-type="string">
            <text:p>NoSQL</text:p>
          </table:table-cell>
          <table:table-cell office:value-type="string">
            <text:p>NoSQL</text:p>
          </table:table-cell>
          <table:table-cell office:value-type="string">
            <text:p>NoSQL</text:p>
          </table:table-cell>
          <table:table-cell office:value-type="string">
            <text:p>RDBMS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SQL-Typ (<text:a xlink:href="https://www.digitalocean.com/community/tutorials/a-comparison-of-nosql-database-management-systems-and-models">https://www.digitalocean.com/community/tutorials/a-comparison-of-nosql-database-management-systems-and-models</text:a>)</text:p>
          </table:table-cell>
          <table:table-cell office:value-type="string">
            <text:p>Wide-Column-Store</text:p>
          </table:table-cell>
          <table:table-cell office:value-type="string">
            <text:p>Wide-Column-Store</text:p>
          </table:table-cell>
          <table:table-cell office:value-type="string">
            <text:p>Key-Value-Store</text:p>
          </table:table-cell>
          <table:table-cell office:value-type="string">
            <text:p>Document-Based-Store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Dokumentation</text:p>
          </table:table-cell>
          <table:table-cell office:value-type="string">
            <text:p><text:a xlink:href="http://www.datastax.com/documentation/cassandra/2.0/cassandra/gettingStartedCassandraIntro.html">http://www.datastax.com/documentation/cassandra/2.0/cassandra/gettingStartedCassandraIntro.html</text:a></text:p>
          </table:table-cell>
          <table:table-cell office:value-type="string">
            <text:p><text:a xlink:href="http://hbase.apache.org/book.html">http://hbase.apache.org/book.html</text:a></text:p>
          </table:table-cell>
          <table:table-cell office:value-type="string">
            <text:p><text:a xlink:href="http://redis.io/documentation">http://redis.io/documentation</text:a></text:p>
          </table:table-cell>
          <table:table-cell office:value-type="string">
            <text:p><text:a xlink:href="http://docs.mongodb.org/manual/">http://docs.mongodb.org/manual/</text:a></text:p>
          </table:table-cell>
          <table:table-cell office:value-type="string">
            <text:p><text:a xlink:href="http://dev.mysql.com/doc/">http://dev.mysql.com/doc/</text:a>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6">
          <table:table-cell/>
          <table:table-cell office:value-type="string">
            <text:p>Beschreibung</text:p>
          </table:table-cell>
          <table:table-cell table:style-name="ce10" office:value-type="string">
            <text:p>Open Source, wide column Datenbanksystem, das große Datensätze speichern kann und auf diese mit SQL ähnlicher QL zugreifen kann. </text:p>
          </table:table-cell>
          <table:table-cell table:style-name="ce12" office:value-type="string">
            <text:p>Open Source, wide column Datenbanksystem, das große Datensätze auf der Basis von Hadoop und HDFS verarbeiten kann.</text:p>
          </table:table-cell>
          <table:table-cell table:style-name="ce12" office:value-type="string">
            <text:p>Ein populärer Key-Value Store, der durch in-memory Speicherung, bis zu einer gewissen Größe, mit hervorragender Performance glänzen kann.</text:p>
          </table:table-cell>
          <table:table-cell table:style-name="ce12" office:value-type="string">
            <text:p>Ein Document-based Datenbanksystem, das in der Lage ist eine sehr große Viefalt and schemalosen Datentypen zu speichern.</text:p>
          </table:table-cell>
          <table:table-cell table:style-name="ce12" office:value-type="string">
            <text:p>Beliebtestes Open Source relationales Datenbanksystem. <text:s/>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7">
          <table:table-cell/>
          <table:table-cell office:value-type="string">
            <text:p>Use Cases</text:p>
          </table:table-cell>
          <table:table-cell table:style-name="ce10" office:value-type="string">
            <text:p>Riesige Datenmengen mit Anspruch auf freundliches Interface.</text:p>
            <text:p>Mehr Write als Read Zugriffe auf das System.</text:p>
          </table:table-cell>
          <table:table-cell table:style-name="ce12" office:value-type="string">
            <text:p>Komplizierte Queries mit Hadoops Map/Reduce auf riesigen Datenmengen.</text:p>
            <text:p>Wenn das Hadoop Ekosystem schon verwendet wird. </text:p>
            <text:p>Unstrukturierte große Log Files, Search Engines</text:p>
          </table:table-cell>
          <table:table-cell table:style-name="ce12" office:value-type="string">
            <text:p>Datenmengen, die oft geändert oder geupdated werden und überschaubare Größe besitzen.</text:p>
            <text:p>Simple Datenstruktur mit bestenfalls einem primären Key.</text:p>
          </table:table-cell>
          <table:table-cell table:style-name="ce12" office:value-type="string">
            <text:p>Schemalosen Datenmengen, die dynamisches Querying und hohe Performance erforden. </text:p>
          </table:table-cell>
          <table:table-cell table:style-name="ce12" office:value-type="string">
            <text:p>Bewährte Lösung um nicht all zu große Daten (&lt;TB) schnell und sicher zu verwalten.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8">
          <table:table-cell/>
          <table:table-cell office:value-type="string">
            <text:p>Besonderheiten</text:p>
          </table:table-cell>
          <table:table-cell table:style-name="ce10" office:value-type="string">
            <text:p>Keine Master-Slave Architektur</text:p>
            <text:p>Bietet mit CQL eine nach SQL modellierte simple QL</text:p>
          </table:table-cell>
          <table:table-cell table:style-name="ce12" table:number-columns-repeated="4"/>
          <table:table-cell table:number-columns-repeated="2"/>
        </table:table-row>
        <table:table-row table:style-name="ro2" table:number-rows-repeated="1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14:2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Lex</meta:initial-creator>
    <meta:creation-date>2015-03-18T13:32:57.19</meta:creation-date>
    <dc:date>2015-03-20T14:25:19.15</dc:date>
    <dc:creator>Stephan Lex</dc:creator>
    <meta:editing-duration>PT3H34M40S</meta:editing-duration>
    <meta:editing-cycles>3</meta:editing-cycles>
    <meta:generator>OpenOffice/4.1.0$Win32 OpenOffice.org_project/410m18$Build-9764</meta:generator>
    <meta:document-statistic meta:table-count="3" meta:cell-count="51" meta:object-count="0"/>
  </office:meta>
</office:document-meta>
</file>